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23">
            <text:p>M-1623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6790.0">
            <text:p>6790.0</text:p>
          </table:table-cell>
          <table:table-cell office:value-type="float" office:value="220.0">
            <text:p>22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04">
            <text:p>Y-704</text:p>
          </table:table-cell>
          <table:table-cell office:value-type="float" office:value="72.245">
            <text:p>72.245</text:p>
          </table:table-cell>
          <table:table-cell office:value-type="float" office:value="-23.834">
            <text:p>-23.834</text:p>
          </table:table-cell>
          <table:table-cell office:value-type="float" office:value="8280.0">
            <text:p>8280.0</text:p>
          </table:table-cell>
          <table:table-cell office:value-type="float" office:value="210.0">
            <text:p>21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08">
            <text:p>Y-708</text:p>
          </table:table-cell>
          <table:table-cell office:value-type="float" office:value="72.245">
            <text:p>72.245</text:p>
          </table:table-cell>
          <table:table-cell office:value-type="float" office:value="-23.952">
            <text:p>-23.952</text:p>
          </table:table-cell>
          <table:table-cell office:value-type="float" office:value="7220.0">
            <text:p>7220.0</text:p>
          </table:table-cell>
          <table:table-cell office:value-type="float" office:value="250.0">
            <text:p>250.0</text:p>
          </table:table-cell>
          <table:table-cell office:value-type="string" office:value="Mytilus edilus L">
            <text:p>Mytilus edilus 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WashburnStuiver1962,HjortFunder1974">
            <text:p>WashburnStuiver1962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1">
            <text:p>Y-711</text:p>
          </table:table-cell>
          <table:table-cell office:value-type="float" office:value="72.185">
            <text:p>72.185</text:p>
          </table:table-cell>
          <table:table-cell office:value-type="float" office:value="-23.745">
            <text:p>-23.745</text:p>
          </table:table-cell>
          <table:table-cell office:value-type="float" office:value="9050.0">
            <text:p>9050.0</text:p>
          </table:table-cell>
          <table:table-cell office:value-type="float" office:value="250.0">
            <text:p>250.0</text:p>
          </table:table-cell>
          <table:table-cell office:value-type="string" office:value="Hiatella arctic L., Mya truncata L.">
            <text:p>Hiatella arctic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1.5">
            <text:p>71.5</text:p>
          </table:table-cell>
          <table:table-cell office:value-type="float" office:value="4.9">
            <text:p>4.9</text:p>
          </table:table-cell>
          <table:table-cell office:value-type="float" office:value="4.9">
            <text:p>4.9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2">
            <text:p>Y-712</text:p>
          </table:table-cell>
          <table:table-cell office:value-type="float" office:value="72.12">
            <text:p>72.12</text:p>
          </table:table-cell>
          <table:table-cell office:value-type="float" office:value="-23.903">
            <text:p>-23.903</text:p>
          </table:table-cell>
          <table:table-cell office:value-type="float" office:value="9030.0">
            <text:p>9030.0</text:p>
          </table:table-cell>
          <table:table-cell office:value-type="float" office:value="140.0">
            <text:p>14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8.5">
            <text:p>48.5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4">
            <text:p>Y-714</text:p>
          </table:table-cell>
          <table:table-cell office:value-type="float" office:value="72.134">
            <text:p>72.134</text:p>
          </table:table-cell>
          <table:table-cell office:value-type="float" office:value="-23.861">
            <text:p>-23.861</text:p>
          </table:table-cell>
          <table:table-cell office:value-type="float" office:value="7460.0">
            <text:p>7460.0</text:p>
          </table:table-cell>
          <table:table-cell office:value-type="float" office:value="200.0">
            <text:p>200.0</text:p>
          </table:table-cell>
          <table:table-cell office:value-type="string" office:value="Hiatella arctica L., Mya truncata L., Serripes groenlandica, Bruguiere">
            <text:p>Hiatella arctica L., Mya truncata L., Serripes groenlandica, Bruguiere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5">
            <text:p>8.5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03">
            <text:p>Y-703</text:p>
          </table:table-cell>
          <table:table-cell office:value-type="float" office:value="72.222">
            <text:p>72.222</text:p>
          </table:table-cell>
          <table:table-cell office:value-type="float" office:value="-23.899">
            <text:p>-23.899</text:p>
          </table:table-cell>
          <table:table-cell office:value-type="float" office:value="3530.0">
            <text:p>3530.0</text:p>
          </table:table-cell>
          <table:table-cell office:value-type="float" office:value="120.0">
            <text:p>12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6">
            <text:p>Y-716</text:p>
          </table:table-cell>
          <table:table-cell office:value-type="float" office:value="72.185">
            <text:p>72.185</text:p>
          </table:table-cell>
          <table:table-cell office:value-type="float" office:value="-23.745">
            <text:p>-23.745</text:p>
          </table:table-cell>
          <table:table-cell office:value-type="float" office:value="9330.0">
            <text:p>9330.0</text:p>
          </table:table-cell>
          <table:table-cell office:value-type="float" office:value="210.0">
            <text:p>210.0</text:p>
          </table:table-cell>
          <table:table-cell office:value-type="string" office:value="Hiatella arctica L., Mya truncata L.">
            <text:p>Hiatella arctica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1.5">
            <text:p>71.5</text:p>
          </table:table-cell>
          <table:table-cell office:value-type="float" office:value="4.9">
            <text:p>4.9</text:p>
          </table:table-cell>
          <table:table-cell office:value-type="float" office:value="4.9">
            <text:p>4.9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7">
            <text:p>Y-717</text:p>
          </table:table-cell>
          <table:table-cell office:value-type="float" office:value="72.245">
            <text:p>72.245</text:p>
          </table:table-cell>
          <table:table-cell office:value-type="float" office:value="-23.952">
            <text:p>-23.952</text:p>
          </table:table-cell>
          <table:table-cell office:value-type="float" office:value="7200.0">
            <text:p>7200.0</text:p>
          </table:table-cell>
          <table:table-cell office:value-type="float" office:value="200.0">
            <text:p>20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76">
            <text:p>Y-876</text:p>
          </table:table-cell>
          <table:table-cell office:value-type="float" office:value="72.249">
            <text:p>72.249</text:p>
          </table:table-cell>
          <table:table-cell office:value-type="float" office:value="-24.021">
            <text:p>-24.021</text:p>
          </table:table-cell>
          <table:table-cell office:value-type="float" office:value="8550.0">
            <text:p>8550.0</text:p>
          </table:table-cell>
          <table:table-cell office:value-type="float" office:value="160.0">
            <text:p>160.0</text:p>
          </table:table-cell>
          <table:table-cell office:value-type="string" office:value="Hiatella arctica L., Mya truncata L.">
            <text:p>Hiatella arctica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78">
            <text:p>Y-878</text:p>
          </table:table-cell>
          <table:table-cell office:value-type="float" office:value="72.245">
            <text:p>72.245</text:p>
          </table:table-cell>
          <table:table-cell office:value-type="float" office:value="-24.006">
            <text:p>-24.006</text:p>
          </table:table-cell>
          <table:table-cell office:value-type="float" office:value="7500.0">
            <text:p>7500.0</text:p>
          </table:table-cell>
          <table:table-cell office:value-type="float" office:value="150.0">
            <text:p>150.0</text:p>
          </table:table-cell>
          <table:table-cell office:value-type="string" office:value="Hiatella arctica L., Mya truncata L.">
            <text:p>Hiatella arctica L., 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9.5">
            <text:p>19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79">
            <text:p>Y-879</text:p>
          </table:table-cell>
          <table:table-cell office:value-type="float" office:value="72.245">
            <text:p>72.245</text:p>
          </table:table-cell>
          <table:table-cell office:value-type="float" office:value="-24.006">
            <text:p>-24.006</text:p>
          </table:table-cell>
          <table:table-cell office:value-type="float" office:value="8010.0">
            <text:p>8010.0</text:p>
          </table:table-cell>
          <table:table-cell office:value-type="float" office:value="130.0">
            <text:p>13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82">
            <text:p>Y-882</text:p>
          </table:table-cell>
          <table:table-cell office:value-type="float" office:value="72.125">
            <text:p>72.125</text:p>
          </table:table-cell>
          <table:table-cell office:value-type="float" office:value="-23.876">
            <text:p>-23.876</text:p>
          </table:table-cell>
          <table:table-cell office:value-type="float" office:value="6140.0">
            <text:p>6140.0</text:p>
          </table:table-cell>
          <table:table-cell office:value-type="float" office:value="140.0">
            <text:p>14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13">
            <text:p>Y-713</text:p>
          </table:table-cell>
          <table:table-cell office:value-type="float" office:value="72.12">
            <text:p>72.12</text:p>
          </table:table-cell>
          <table:table-cell office:value-type="float" office:value="-23.903">
            <text:p>-23.903</text:p>
          </table:table-cell>
          <table:table-cell office:value-type="float" office:value="8910.0">
            <text:p>8910.0</text:p>
          </table:table-cell>
          <table:table-cell office:value-type="float" office:value="140.0">
            <text:p>14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4.5">
            <text:p>54.5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702">
            <text:p>Y-702</text:p>
          </table:table-cell>
          <table:table-cell office:value-type="float" office:value="72.223">
            <text:p>72.223</text:p>
          </table:table-cell>
          <table:table-cell office:value-type="float" office:value="-23.896">
            <text:p>-23.896</text:p>
          </table:table-cell>
          <table:table-cell office:value-type="float" office:value="1285.0">
            <text:p>1285.0</text:p>
          </table:table-cell>
          <table:table-cell office:value-type="float" office:value="110.0">
            <text:p>110.0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596">
            <text:p>Y-596</text:p>
          </table:table-cell>
          <table:table-cell office:value-type="float" office:value="72.218">
            <text:p>72.218</text:p>
          </table:table-cell>
          <table:table-cell office:value-type="float" office:value="-23.938">
            <text:p>-23.938</text:p>
          </table:table-cell>
          <table:table-cell office:value-type="float" office:value="9310.0">
            <text:p>9310.0</text:p>
          </table:table-cell>
          <table:table-cell office:value-type="float" office:value="250.0">
            <text:p>25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600">
            <text:p>Y-600</text:p>
          </table:table-cell>
          <table:table-cell office:value-type="float" office:value="72.223">
            <text:p>72.223</text:p>
          </table:table-cell>
          <table:table-cell office:value-type="float" office:value="-23.906">
            <text:p>-23.906</text:p>
          </table:table-cell>
          <table:table-cell office:value-type="float" office:value="7240.0">
            <text:p>7240.0</text:p>
          </table:table-cell>
          <table:table-cell office:value-type="float" office:value="210.0">
            <text:p>210.0</text:p>
          </table:table-cell>
          <table:table-cell office:value-type="string" office:value="Mya truncata L.">
            <text:p>Mya truncat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599">
            <text:p>Y-599</text:p>
          </table:table-cell>
          <table:table-cell office:value-type="float" office:value="72.252">
            <text:p>72.252</text:p>
          </table:table-cell>
          <table:table-cell office:value-type="float" office:value="-23.977">
            <text:p>-23.977</text:p>
          </table:table-cell>
          <table:table-cell office:value-type="float" office:value="9330.0">
            <text:p>9330.0</text:p>
          </table:table-cell>
          <table:table-cell office:value-type="float" office:value="250.0">
            <text:p>250.0</text:p>
          </table:table-cell>
          <table:table-cell office:value-type="string" office:value="Mya truncata L., Hiafella arctica L.">
            <text:p>Mya truncata L., Hiafella arctic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7.5">
            <text:p>6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1">
            <text:p>M-1611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740.0">
            <text:p>7740.0</text:p>
          </table:table-cell>
          <table:table-cell office:value-type="float" office:value="250.0">
            <text:p>250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1.0">
            <text:p>3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2">
            <text:p>M-1612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8490.0">
            <text:p>8490.0</text:p>
          </table:table-cell>
          <table:table-cell office:value-type="float" office:value="300.0">
            <text:p>30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3">
            <text:p>M-1613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8840.0">
            <text:p>8840.0</text:p>
          </table:table-cell>
          <table:table-cell office:value-type="float" office:value="300.0">
            <text:p>300.0</text:p>
          </table:table-cell>
          <table:table-cell office:value-type="string" office:value="Macoma calcarea, Hitatella arctica, Mya truncata">
            <text:p>Macoma calcarea, Hit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4">
            <text:p>M-1614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010.0">
            <text:p>7010.0</text:p>
          </table:table-cell>
          <table:table-cell office:value-type="float" office:value="250.0">
            <text:p>250.0</text:p>
          </table:table-cell>
          <table:table-cell office:value-type="string" office:value="Macoma sp., Hiatella arctica, Mya truncata">
            <text:p>Macoma sp., 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5">
            <text:p>M-1615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9140.0">
            <text:p>9140.0</text:p>
          </table:table-cell>
          <table:table-cell office:value-type="float" office:value="300.0">
            <text:p>300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6">
            <text:p>M-1616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770.0">
            <text:p>7770.0</text:p>
          </table:table-cell>
          <table:table-cell office:value-type="float" office:value="250.0">
            <text:p>2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5.8">
            <text:p>35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7">
            <text:p>M-1617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6960.0">
            <text:p>6960.0</text:p>
          </table:table-cell>
          <table:table-cell office:value-type="float" office:value="220.0">
            <text:p>220.0</text:p>
          </table:table-cell>
          <table:table-cell office:value-type="string" office:value="Hiatella arctica, Mya truncata, Macoma calcarea, Mytilus edulis">
            <text:p>Hiatella arctica, Mya truncata, Macoma calcarea, Mytilus edu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20.8">
            <text:p>20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,HjortFunder1974">
            <text:p>Lasca1966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8">
            <text:p>M-1618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270.0">
            <text:p>7270.0</text:p>
          </table:table-cell>
          <table:table-cell office:value-type="float" office:value="250.0">
            <text:p>250.0</text:p>
          </table:table-cell>
          <table:table-cell office:value-type="string" office:value="Hiatella arctica, Mya truncata, Astarte sp.">
            <text:p>Hiatella arctica, Mya truncata, Astarte sp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19">
            <text:p>M-1619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5980.0">
            <text:p>5980.0</text:p>
          </table:table-cell>
          <table:table-cell office:value-type="float" office:value="200.0">
            <text:p>200.0</text:p>
          </table:table-cell>
          <table:table-cell office:value-type="string" office:value="Macoma calcarea, Mya truncata, Mya arenaria, Hiatella arctica">
            <text:p>Macoma calcarea, Mya truncata, Mya arenari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20">
            <text:p>M-1620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6830.0">
            <text:p>6830.0</text:p>
          </table:table-cell>
          <table:table-cell office:value-type="float" office:value="200.0">
            <text:p>200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21">
            <text:p>M-1621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5680.0">
            <text:p>5680.0</text:p>
          </table:table-cell>
          <table:table-cell office:value-type="float" office:value="200.0">
            <text:p>200.0</text:p>
          </table:table-cell>
          <table:table-cell office:value-type="string" office:value="Astarte sp. Macoma sp. Serripes groenlandicus, Mya truncata, Mya arenaria, Mytilus edulus">
            <text:p>Astarte sp. Macoma sp. Serripes groenlandicus, Mya truncata, Mya arenaria, Mytilus edulu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sca1966,HjortFunder1974">
            <text:p>Lasca1966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M-1622">
            <text:p>M-1622</text:p>
          </table:table-cell>
          <table:table-cell office:value-type="float" office:value="72.25">
            <text:p>72.25</text:p>
          </table:table-cell>
          <table:table-cell office:value-type="float" office:value="-24.25">
            <text:p>-24.25</text:p>
          </table:table-cell>
          <table:table-cell office:value-type="float" office:value="7160.0">
            <text:p>7160.0</text:p>
          </table:table-cell>
          <table:table-cell office:value-type="float" office:value="250.0">
            <text:p>250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asca1966">
            <text:p>Lasca196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602">
            <text:p>Y-602</text:p>
          </table:table-cell>
          <table:table-cell office:value-type="float" office:value="72.242">
            <text:p>72.242</text:p>
          </table:table-cell>
          <table:table-cell office:value-type="float" office:value="-23.853">
            <text:p>-23.853</text:p>
          </table:table-cell>
          <table:table-cell office:value-type="float" office:value="8090.0">
            <text:p>8090.0</text:p>
          </table:table-cell>
          <table:table-cell office:value-type="float" office:value="180.0">
            <text:p>180.0</text:p>
          </table:table-cell>
          <table:table-cell office:value-type="string" office:value="Hiatella arctica L.">
            <text:p>Hiatella arctica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789">
            <text:p>Lu-789</text:p>
          </table:table-cell>
          <table:table-cell office:value-type="float" office:value="72.0">
            <text:p>72.0</text:p>
          </table:table-cell>
          <table:table-cell office:value-type="float" office:value="-23.333">
            <text:p>-23.333</text:p>
          </table:table-cell>
          <table:table-cell office:value-type="float" office:value="9510.0">
            <text:p>951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84">
            <text:p>Y-884</text:p>
          </table:table-cell>
          <table:table-cell office:value-type="float" office:value="72.123">
            <text:p>72.123</text:p>
          </table:table-cell>
          <table:table-cell office:value-type="float" office:value="-23.879">
            <text:p>-23.879</text:p>
          </table:table-cell>
          <table:table-cell office:value-type="float" office:value="5510.0">
            <text:p>5510.0</text:p>
          </table:table-cell>
          <table:table-cell office:value-type="float" office:value="320.0">
            <text:p>320.0</text:p>
          </table:table-cell>
          <table:table-cell office:value-type="string" office:value="Astarte borealis, Schumacker">
            <text:p>Astarte borealis, Schumacker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shburnStuiver1962">
            <text:p>WashburnStuiver196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I-432">
            <text:p>I-432</text:p>
          </table:table-cell>
          <table:table-cell office:value-type="float" office:value="72.0">
            <text:p>72.0</text:p>
          </table:table-cell>
          <table:table-cell office:value-type="float" office:value="-24.0">
            <text:p>-24.0</text:p>
          </table:table-cell>
          <table:table-cell office:value-type="float" office:value="6935.0">
            <text:p>6935.0</text:p>
          </table:table-cell>
          <table:table-cell office:value-type="float" office:value="203.0">
            <text:p>20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2">
            <text:p>12.2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792">
            <text:p>Lu-792</text:p>
          </table:table-cell>
          <table:table-cell office:value-type="float" office:value="72.4">
            <text:p>72.4</text:p>
          </table:table-cell>
          <table:table-cell office:value-type="float" office:value="-24.917">
            <text:p>-24.917</text:p>
          </table:table-cell>
          <table:table-cell office:value-type="float" office:value="8550.0">
            <text:p>855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7.6000000000000005">
            <text:p>7.6000000000000005</text:p>
          </table:table-cell>
          <table:table-cell office:value-type="float" office:value="7.6000000000000005">
            <text:p>7.6000000000000005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I-430">
            <text:p>I-430</text:p>
          </table:table-cell>
          <table:table-cell office:value-type="float" office:value="72.0">
            <text:p>72.0</text:p>
          </table:table-cell>
          <table:table-cell office:value-type="float" office:value="-24.0">
            <text:p>-24.0</text:p>
          </table:table-cell>
          <table:table-cell office:value-type="float" office:value="8005.0">
            <text:p>8005.0</text:p>
          </table:table-cell>
          <table:table-cell office:value-type="float" office:value="232.0">
            <text:p>232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6.2">
            <text:p>16.2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790">
            <text:p>Lu-790</text:p>
          </table:table-cell>
          <table:table-cell office:value-type="float" office:value="72.417">
            <text:p>72.417</text:p>
          </table:table-cell>
          <table:table-cell office:value-type="float" office:value="-24.583">
            <text:p>-24.583</text:p>
          </table:table-cell>
          <table:table-cell office:value-type="float" office:value="9130.0">
            <text:p>913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I(UM)-429">
            <text:p>I(UM)-429</text:p>
          </table:table-cell>
          <table:table-cell office:value-type="float" office:value="72.0">
            <text:p>72.0</text:p>
          </table:table-cell>
          <table:table-cell office:value-type="float" office:value="-24.0">
            <text:p>-24.0</text:p>
          </table:table-cell>
          <table:table-cell office:value-type="float" office:value="7514.0">
            <text:p>7514.0</text:p>
          </table:table-cell>
          <table:table-cell office:value-type="float" office:value="193.0">
            <text:p>193.0</text:p>
          </table:table-cell>
          <table:table-cell office:value-type="string" office:value="baleen">
            <text:p>baleen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15.4">
            <text:p>15.4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Trautman1963">
            <text:p>Trautman1963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1069">
            <text:p>Lu-1069</text:p>
          </table:table-cell>
          <table:table-cell office:value-type="float" office:value="72.417">
            <text:p>72.417</text:p>
          </table:table-cell>
          <table:table-cell office:value-type="float" office:value="-25.917">
            <text:p>-25.917</text:p>
          </table:table-cell>
          <table:table-cell office:value-type="float" office:value="6400.0">
            <text:p>640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Y-883">
            <text:p>Y-883</text:p>
          </table:table-cell>
          <table:table-cell office:value-type="float" office:value="72.125">
            <text:p>72.125</text:p>
          </table:table-cell>
          <table:table-cell office:value-type="float" office:value="-23.876">
            <text:p>-23.876</text:p>
          </table:table-cell>
          <table:table-cell office:value-type="float" office:value="7390.0">
            <text:p>7390.0</text:p>
          </table:table-cell>
          <table:table-cell office:value-type="float" office:value="210.0">
            <text:p>210.0</text:p>
          </table:table-cell>
          <table:table-cell office:value-type="string" office:value="Astarte borealis, Schumacker, Clinocardium ciliatum, Fabricius, Hiatella arctica L., Mya truncata L., Mytilus edulis L.">
            <text:p>Astarte borealis, Schumacker, Clinocardium ciliatum, Fabricius, Hiatella arctica L., Mya truncata L., Mytilus edulis L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shburnStuiver1962,HjortFunder1974">
            <text:p>WashburnStuiver1962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831">
            <text:p>Lu-831</text:p>
          </table:table-cell>
          <table:table-cell office:value-type="float" office:value="72.217">
            <text:p>72.217</text:p>
          </table:table-cell>
          <table:table-cell office:value-type="float" office:value="-23.883">
            <text:p>-23.883</text:p>
          </table:table-cell>
          <table:table-cell office:value-type="float" office:value="4130.0">
            <text:p>4130.0</text:p>
          </table:table-cell>
          <table:table-cell office:value-type="float" office:value="60.0">
            <text:p>60.0</text:p>
          </table:table-cell>
          <table:table-cell office:value-type="string" office:value="Mya truncata, Hiatella arctica, Macoma calcarea, Clinocardium ciliatum">
            <text:p>Mya truncata, Hiatella arctica, Macoma calcarea, Clinocardium ciliatum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kansson1974">
            <text:p>Hakansson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649">
            <text:p>Lu-649</text:p>
          </table:table-cell>
          <table:table-cell office:value-type="float" office:value="72.1">
            <text:p>72.1</text:p>
          </table:table-cell>
          <table:table-cell office:value-type="float" office:value="-23.833">
            <text:p>-23.833</text:p>
          </table:table-cell>
          <table:table-cell office:value-type="float" office:value="8660.0">
            <text:p>8660.0</text:p>
          </table:table-cell>
          <table:table-cell office:value-type="float" office:value="85.0">
            <text:p>8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3">
            <text:p>Hakansson1973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764">
            <text:p>Lu-764</text:p>
          </table:table-cell>
          <table:table-cell office:value-type="float" office:value="71.883">
            <text:p>71.883</text:p>
          </table:table-cell>
          <table:table-cell office:value-type="float" office:value="-22.917">
            <text:p>-22.917</text:p>
          </table:table-cell>
          <table:table-cell office:value-type="float" office:value="9880.0">
            <text:p>9880.0</text:p>
          </table:table-cell>
          <table:table-cell office:value-type="float" office:value="95.0">
            <text:p>9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kansson1974,Hjort1979">
            <text:p>Hakansson1974,Hjort1979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531">
            <text:p>Lu-531</text:p>
          </table:table-cell>
          <table:table-cell office:value-type="float" office:value="72.133">
            <text:p>72.133</text:p>
          </table:table-cell>
          <table:table-cell office:value-type="float" office:value="-23.583">
            <text:p>-23.583</text:p>
          </table:table-cell>
          <table:table-cell office:value-type="float" office:value="8940.0">
            <text:p>894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530">
            <text:p>Lu-530</text:p>
          </table:table-cell>
          <table:table-cell office:value-type="float" office:value="72.383">
            <text:p>72.383</text:p>
          </table:table-cell>
          <table:table-cell office:value-type="float" office:value="-25.0">
            <text:p>-25.0</text:p>
          </table:table-cell>
          <table:table-cell office:value-type="float" office:value="8170.0">
            <text:p>8170.0</text:p>
          </table:table-cell>
          <table:table-cell office:value-type="float" office:value="80.0">
            <text:p>80.0</text:p>
          </table:table-cell>
          <table:table-cell office:value-type="string" office:value="shells (probably Mya truncata)">
            <text:p>shells (probably 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528">
            <text:p>Lu-528</text:p>
          </table:table-cell>
          <table:table-cell office:value-type="float" office:value="72.133">
            <text:p>72.133</text:p>
          </table:table-cell>
          <table:table-cell office:value-type="float" office:value="-23.633">
            <text:p>-23.633</text:p>
          </table:table-cell>
          <table:table-cell office:value-type="float" office:value="9590.0">
            <text:p>959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491">
            <text:p>Lu-491</text:p>
          </table:table-cell>
          <table:table-cell office:value-type="float" office:value="72.45">
            <text:p>72.45</text:p>
          </table:table-cell>
          <table:table-cell office:value-type="float" office:value="-25.417">
            <text:p>-25.417</text:p>
          </table:table-cell>
          <table:table-cell office:value-type="float" office:value="8060.0">
            <text:p>806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487">
            <text:p>Lu-487</text:p>
          </table:table-cell>
          <table:table-cell office:value-type="float" office:value="72.283">
            <text:p>72.283</text:p>
          </table:table-cell>
          <table:table-cell office:value-type="float" office:value="-24.167">
            <text:p>-24.167</text:p>
          </table:table-cell>
          <table:table-cell office:value-type="float" office:value="7760.0">
            <text:p>7760.0</text:p>
          </table:table-cell>
          <table:table-cell office:value-type="float" office:value="80.0">
            <text:p>80.0</text:p>
          </table:table-cell>
          <table:table-cell office:value-type="string" office:value="Mya truncata, Hiatella arctica, Macoma calcarea, Astarte borealis">
            <text:p>Mya truncata, Hiatella arctica, Macoma calcarea, 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Hakansson1972,HjortFunder1974">
            <text:p>Hakansson1972,HjortFunder1974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485">
            <text:p>Lu-485</text:p>
          </table:table-cell>
          <table:table-cell office:value-type="float" office:value="72.0">
            <text:p>72.0</text:p>
          </table:table-cell>
          <table:table-cell office:value-type="float" office:value="-23.333">
            <text:p>-23.333</text:p>
          </table:table-cell>
          <table:table-cell office:value-type="float" office:value="9120.0">
            <text:p>9120.0</text:p>
          </table:table-cell>
          <table:table-cell office:value-type="float" office:value="90.0">
            <text:p>90.0</text:p>
          </table:table-cell>
          <table:table-cell office:value-type="string" office:value="Mya truncata, Hiatella arctica, Macoma calcarea">
            <text:p>Mya truncata, Hiatella arctica,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2">
            <text:p>Hakansson1972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1103">
            <text:p>Lu-1103</text:p>
          </table:table-cell>
          <table:table-cell office:value-type="float" office:value="72.133">
            <text:p>72.133</text:p>
          </table:table-cell>
          <table:table-cell office:value-type="float" office:value="-23.633">
            <text:p>-23.633</text:p>
          </table:table-cell>
          <table:table-cell office:value-type="float" office:value="8850.0">
            <text:p>8850.0</text:p>
          </table:table-cell>
          <table:table-cell office:value-type="float" office:value="85.0">
            <text:p>85.0</text:p>
          </table:table-cell>
          <table:table-cell office:value-type="string" office:value="Mya truncata, Hiatella arctica, and Macoma calcarea">
            <text:p>Mya truncata, Hiatella arctica, and 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1095">
            <text:p>Lu-1095</text:p>
          </table:table-cell>
          <table:table-cell office:value-type="float" office:value="72.133">
            <text:p>72.133</text:p>
          </table:table-cell>
          <table:table-cell office:value-type="float" office:value="-23.633">
            <text:p>-23.633</text:p>
          </table:table-cell>
          <table:table-cell office:value-type="float" office:value="8580.0">
            <text:p>8580.0</text:p>
          </table:table-cell>
          <table:table-cell office:value-type="float" office:value="85.0">
            <text:p>85.0</text:p>
          </table:table-cell>
          <table:table-cell office:value-type="string" office:value="whale vertebra (probably Balanea mysticetus)">
            <text:p>whale vertebra (probably Balanea mysticetus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6">
            <text:p>Hakansson1976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647">
            <text:p>Lu-647</text:p>
          </table:table-cell>
          <table:table-cell office:value-type="float" office:value="72.117">
            <text:p>72.117</text:p>
          </table:table-cell>
          <table:table-cell office:value-type="float" office:value="-23.567">
            <text:p>-23.567</text:p>
          </table:table-cell>
          <table:table-cell office:value-type="float" office:value="9610.0">
            <text:p>9610.0</text:p>
          </table:table-cell>
          <table:table-cell office:value-type="float" office:value="95.0">
            <text:p>9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7.0">
            <text:p>57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Hakansson1973,Hjort1979">
            <text:p>Hakansson1973,Hjort1979</text:p>
          </table:table-cell>
        </table:table-row>
        <table:table-row>
          <table:table-cell office:value-type="string" office:value="Kong_Oscars_Fjord">
            <text:p>Kong_Oscars_Fjord</text:p>
          </table:table-cell>
          <table:table-cell office:value-type="string" office:value="radiocarbon">
            <text:p>radiocarbon</text:p>
          </table:table-cell>
          <table:table-cell office:value-type="string" office:value="Lu-866">
            <text:p>Lu-866</text:p>
          </table:table-cell>
          <table:table-cell office:value-type="float" office:value="72.4">
            <text:p>72.4</text:p>
          </table:table-cell>
          <table:table-cell office:value-type="float" office:value="-26.233">
            <text:p>-26.233</text:p>
          </table:table-cell>
          <table:table-cell office:value-type="float" office:value="7140.0">
            <text:p>7140.0</text:p>
          </table:table-cell>
          <table:table-cell office:value-type="float" office:value="75.0">
            <text:p>7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Hakansson1975,HjortFunder1974">
            <text:p>Hakansson1975,HjortFunder19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